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1B75000001E898D216BBE4D28DB4.png" manifest:media-type="image/png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, sans-serif"/>
    <style:font-face style:name="Lucida Sans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2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2.A" style:family="table-column">
      <style:table-column-properties style:column-width="0.818cm"/>
    </style:style>
    <style:style style:name="Tabla2.B" style:family="table-column">
      <style:table-column-properties style:column-width="3.149cm"/>
    </style:style>
    <style:style style:name="Tabla2.C" style:family="table-column">
      <style:table-column-properties style:column-width="3.226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013cm"/>
    </style:style>
    <style:style style:name="Tabla2.F" style:family="table-column">
      <style:table-column-properties style:column-width="0.252cm"/>
    </style:style>
    <style:style style:name="Tabla2.G" style:family="table-column">
      <style:table-column-properties style:column-width="2.487cm"/>
    </style:style>
    <style:style style:name="Tabla2.H" style:family="table-column">
      <style:table-column-properties style:column-width="0.347cm"/>
    </style:style>
    <style:style style:name="Tabla2.I" style:family="table-column">
      <style:table-column-properties style:column-width="0.737cm"/>
    </style:style>
    <style:style style:name="Tabla2.J" style:family="table-column">
      <style:table-column-properties style:column-width="0.182cm"/>
    </style:style>
    <style:style style:name="Tabla2.K" style:family="table-column">
      <style:table-column-properties style:column-width="4.108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2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2" style:family="table-row">
      <style:table-row-properties style:min-row-height="1cm" fo:keep-together="auto"/>
    </style:style>
    <style:style style:name="Tabla2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" style:family="table">
      <style:table-properties style:width="19.371cm" fo:margin-left="-0.203cm" fo:margin-top="0cm" fo:margin-bottom="0cm" table:align="left" style:writing-mode="lr-tb"/>
    </style:style>
    <style:style style:name="Tabla1.A" style:family="table-column">
      <style:table-column-properties style:column-width="0.797cm"/>
    </style:style>
    <style:style style:name="Tabla1.B" style:family="table-column">
      <style:table-column-properties style:column-width="7.08cm"/>
    </style:style>
    <style:style style:name="Tabla1.C" style:family="table-column">
      <style:table-column-properties style:column-width="1.808cm"/>
    </style:style>
    <style:style style:name="Tabla1.D" style:family="table-column">
      <style:table-column-properties style:column-width="1.984cm"/>
    </style:style>
    <style:style style:name="Tabla1.E" style:family="table-column">
      <style:table-column-properties style:column-width="4.205cm"/>
    </style:style>
    <style:style style:name="Tabla1.F" style:family="table-column">
      <style:table-column-properties style:column-width="3.496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d9d9d9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1" style:family="table-cell">
      <style:table-cell-properties style:vertical-align="middle" fo:background-color="#ffffff" fo:padding-left="0.173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F1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0.6cm" fo:keep-together="auto"/>
    </style:style>
    <style:style style:name="Tabla1.3" style:family="table-row">
      <style:table-row-properties style:min-row-height="0.7cm" fo:keep-together="auto"/>
    </style:style>
    <style:style style:name="Tabla1.A4" style:family="table-cell">
      <style:table-cell-properties style:vertical-align="middle" fo:background-color="#ffffff" fo:padding-left="0.173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D4" style:family="table-cell">
      <style:table-cell-properties style:vertical-align="middle"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5" style:family="table-row">
      <style:table-row-properties style:min-row-height="0.739cm" fo:keep-together="auto"/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6" style:family="table-row">
      <style:table-row-properties style:min-row-height="1.021cm" fo:keep-together="auto"/>
    </style:style>
    <style:style style:name="Tabla1.A6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6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1.7" style:family="table-row">
      <style:table-row-properties style:row-height="0.845cm" fo:keep-together="auto"/>
    </style:style>
    <style:style style:name="Tabla1.A7" style:family="table-cell">
      <style:table-cell-properties style:vertical-align="middle" fo:background-color="#bfbfbf" fo:padding-left="0.173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8pt" fo:language="es" fo:country="ES" officeooo:paragraph-rsid="0047e467" style:font-size-asian="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47e46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2" fo:font-size="6pt" officeooo:paragraph-rsid="0047e467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1pt" fo:language="es" fo:country="ES" officeooo:paragraph-rsid="0047e467" style:font-size-asian="11pt" style:font-name-complex="TimesNewRomanPSMT" style:font-size-complex="7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5c0667" style:font-size-asian="7.5pt" style:font-size-complex="7.5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officeooo:paragraph-rsid="005c0667" style:font-size-asian="7.5pt" style:font-size-complex="7.5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3e442c" style:font-size-asian="7.5pt" style:font-size-complex="7.5pt"/>
    </style:style>
    <style:style style:name="P14" style:family="paragraph" style:parent-style-name="Text_20_body">
      <style:paragraph-properties fo:margin-top="0cm" fo:margin-bottom="0cm" loext:contextual-spacing="false"/>
      <style:text-properties fo:font-size="8pt" officeooo:paragraph-rsid="002d8402" style:font-size-asian="8pt" style:font-size-complex="8pt"/>
    </style:style>
    <style:style style:name="P15" style:family="paragraph" style:parent-style-name="Text_20_body">
      <style:paragraph-properties fo:margin-top="0cm" fo:margin-bottom="0cm" loext:contextual-spacing="false"/>
      <style:text-properties fo:font-size="8pt" officeooo:paragraph-rsid="002eb017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15%"/>
      <style:text-properties fo:font-size="8pt" officeooo:paragraph-rsid="002eb017" style:font-size-asian="8pt" style:font-size-complex="8pt"/>
    </style:style>
    <style:style style:name="P17" style:family="paragraph" style:parent-style-name="Header">
      <style:text-properties fo:language="es" fo:country="ES"/>
    </style:style>
    <style:style style:name="P18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5c0667"/>
    </style:style>
    <style:style style:name="P19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5c0667" style:font-size-asian="7.5pt" style:font-size-complex="7.5pt"/>
    </style:style>
    <style:style style:name="P20" style:family="paragraph" style:parent-style-name="Table_20_Paragraph">
      <style:paragraph-properties fo:margin-left="0.171cm" fo:margin-right="0cm" fo:text-indent="0cm" style:auto-text-indent="false"/>
      <style:text-properties officeooo:paragraph-rsid="005c0667"/>
    </style:style>
    <style:style style:name="P21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5c0667" style:font-size-asian="7.5pt" style:font-size-complex="7.5pt"/>
    </style:style>
    <style:style style:name="P22" style:family="paragraph" style:parent-style-name="Table_20_Paragraph">
      <style:paragraph-properties fo:margin-left="0.171cm" fo:margin-right="0cm" fo:margin-top="0cm" fo:margin-bottom="0cm" loext:contextual-spacing="false" fo:orphans="0" fo:widows="0" fo:text-indent="0cm" style:auto-text-indent="false"/>
      <style:text-properties fo:font-size="8pt" officeooo:paragraph-rsid="005c0667" style:font-size-asian="8pt" style:font-size-complex="8pt"/>
    </style:style>
    <style:style style:name="P23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47e467" style:font-weight-asian="bold"/>
    </style:style>
    <style:style style:name="P24" style:family="paragraph" style:parent-style-name="Standard">
      <style:paragraph-properties fo:margin-left="0.169cm" fo:margin-right="0cm" fo:margin-top="0cm" fo:margin-bottom="0cm" loext:contextual-spacing="false" fo:text-align="end" style:justify-single-word="false" fo:text-indent="0cm" style:auto-text-indent="false"/>
      <style:text-properties fo:color="#800000" style:font-name="Arial1" fo:font-size="14pt" fo:letter-spacing="normal" fo:language="es" fo:country="ES" fo:font-weight="bold" officeooo:rsid="0011c667" officeooo:paragraph-rsid="0047e467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font-size="8pt" fo:language="es" fo:country="ES" officeooo:paragraph-rsid="0047e467" style:font-size-asian="8pt" style:font-name-complex="Arial2" style:font-size-complex="8pt"/>
    </style:style>
    <style:style style:name="P26" style:family="paragraph" style:parent-style-name="Table_20_Paragraph">
      <style:paragraph-properties fo:text-align="center" style:justify-single-word="false"/>
      <style:text-properties style:font-name="Garamond" fo:font-size="18pt" fo:language="es" fo:country="ES" fo:font-weight="bold" officeooo:paragraph-rsid="0047e467" style:font-size-asian="18pt" style:font-weight-asian="bold"/>
    </style:style>
    <style:style style:name="P27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c0667" style:font-size-asian="18pt" style:font-weight-asian="bold"/>
    </style:style>
    <style:style style:name="P28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5c0667" style:font-size-asian="7.5pt" style:font-size-complex="7.5pt"/>
    </style:style>
    <style:style style:name="P29" style:family="paragraph" style:parent-style-name="Table_20_Paragraph">
      <style:paragraph-properties fo:margin-left="0.166cm" fo:margin-right="0cm" fo:text-indent="0cm" style:auto-text-indent="false"/>
      <style:text-properties officeooo:paragraph-rsid="005c0667"/>
    </style:style>
    <style:style style:name="P30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31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32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1" fo:font-size="8pt" fo:letter-spacing="normal" fo:language="es" fo:country="ES" fo:font-weight="bold" officeooo:paragraph-rsid="005c0667" style:font-size-asian="8pt" style:font-weight-asian="bold" style:font-size-complex="8pt"/>
    </style:style>
    <style:style style:name="P33" style:family="paragraph" style:parent-style-name="Table_20_Paragraph">
      <style:paragraph-properties fo:margin-left="0.166cm" fo:margin-right="0.242cm" fo:text-align="justify" style:justify-single-word="false" fo:text-indent="0cm" style:auto-text-indent="false"/>
      <style:text-properties fo:language="es" fo:country="ES" officeooo:paragraph-rsid="0047e467"/>
    </style:style>
    <style:style style:name="P34" style:family="paragraph" style:parent-style-name="Table_20_Paragraph">
      <style:paragraph-properties fo:margin-left="0cm" fo:margin-right="0cm" fo:text-indent="0cm" style:auto-text-indent="false"/>
      <style:text-properties officeooo:paragraph-rsid="005c0667"/>
    </style:style>
    <style:style style:name="P35" style:family="paragraph" style:parent-style-name="Table_20_Paragraph">
      <style:paragraph-properties fo:margin-left="0cm" fo:margin-right="0cm" fo:margin-top="0.101cm" fo:margin-bottom="0cm" loext:contextual-spacing="false" fo:text-indent="0cm" style:auto-text-indent="false" style:writing-mode="lr-tb"/>
      <style:text-properties fo:font-size="8pt" officeooo:paragraph-rsid="002d8402" style:font-size-asian="8pt" style:font-size-complex="8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1" fo:font-size="28pt" fo:letter-spacing="normal" fo:language="es" fo:country="ES" fo:font-weight="bold" officeooo:paragraph-rsid="005c0667" style:font-size-asian="28pt" style:font-weight-asian="bold" style:font-size-complex="28pt"/>
    </style:style>
    <style:style style:name="P37" style:family="paragraph" style:parent-style-name="Table_20_Paragraph">
      <style:paragraph-properties fo:margin-left="0cm" fo:margin-right="0cm" fo:margin-top="0cm" fo:margin-bottom="0.138cm" loext:contextual-spacing="false" fo:text-indent="0cm" style:auto-text-indent="false" style:writing-mode="lr-tb"/>
      <style:text-properties fo:font-size="8pt" fo:letter-spacing="normal" officeooo:paragraph-rsid="005c0667" style:font-size-asian="8pt" style:font-size-complex="8pt"/>
    </style:style>
    <style:style style:name="P38" style:family="paragraph" style:parent-style-name="Table_20_Paragraph">
      <style:paragraph-properties fo:margin-left="0cm" fo:margin-right="0cm" fo:margin-top="0cm" fo:margin-bottom="0.138cm" loext:contextual-spacing="false" fo:text-indent="0cm" style:auto-text-indent="false" style:writing-mode="lr-tb"/>
      <style:text-properties style:text-position="13% 100%" fo:font-size="7.5pt" fo:letter-spacing="normal" fo:language="es" fo:country="ES" officeooo:rsid="002d253f" officeooo:paragraph-rsid="0030f3be" style:font-size-asian="7.5pt" style:font-name-complex="Calibri3" style:font-size-complex="7.5pt" style:text-scale="105%"/>
    </style:style>
    <style:style style:name="P39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c0667"/>
    </style:style>
    <style:style style:name="P40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officeooo:paragraph-rsid="002d8402" style:font-size-asian="8pt" style:font-size-complex="8pt"/>
    </style:style>
    <style:style style:name="P41" style:family="paragraph" style:parent-style-name="Text_20_body">
      <loext:graphic-properties draw:fill="none"/>
      <style:paragraph-properties fo:margin-left="0.4cm" fo:margin-right="0cm" fo:margin-top="0cm" fo:margin-bottom="0cm" loext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8pt" officeooo:paragraph-rsid="001c81ae" style:font-size-asian="8pt" style:font-size-complex="8pt" fo:hyphenate="false" fo:hyphenation-remain-char-count="2" fo:hyphenation-push-char-count="2" loext:hyphenation-no-caps="false"/>
    </style:style>
    <style:style style:name="P42" style:family="paragraph" style:parent-style-name="Text_20_body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8pt" officeooo:paragraph-rsid="001c81ae" style:font-size-asian="8pt" style:font-size-complex="8pt" fo:hyphenate="false" fo:hyphenation-remain-char-count="2" fo:hyphenation-push-char-count="2" loext:hyphenation-no-caps="false"/>
    </style:style>
    <style:style style:name="P43" style:family="paragraph" style:parent-style-name="Table_20_Paragraph">
      <style:paragraph-properties fo:margin-top="0.199cm" fo:margin-bottom="0.139cm" loext:contextual-spacing="false" fo:line-height="100%"/>
      <style:text-properties fo:font-size="8pt" fo:language="es" fo:country="ES" officeooo:paragraph-rsid="0047e467" style:font-size-asian="8pt" style:font-size-complex="8pt"/>
    </style:style>
    <style:style style:name="P44" style:family="paragraph" style:parent-style-name="Table_20_Paragraph">
      <style:paragraph-properties fo:margin-top="0.199cm" fo:margin-bottom="0.139cm" loext:contextual-spacing="false"/>
      <style:text-properties fo:font-size="8pt" fo:language="es" fo:country="ES" officeooo:paragraph-rsid="0047e467" style:font-size-asian="8pt" style:font-size-complex="8pt"/>
    </style:style>
    <style:style style:name="P45" style:family="paragraph" style:parent-style-name="Table_20_Paragraph">
      <style:paragraph-properties fo:margin-top="0cm" fo:margin-bottom="0.138cm" loext:contextual-spacing="false" style:writing-mode="lr-tb"/>
      <style:text-properties fo:font-size="8pt" fo:letter-spacing="normal" fo:language="es" fo:country="ES" officeooo:paragraph-rsid="005c0667" style:font-size-asian="8pt" style:font-size-complex="8pt"/>
    </style:style>
    <style:style style:name="P46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8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bold" fo:background-color="transparent"/>
    </style:style>
    <style:style style:name="P49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1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letter-spacing="normal" fo:font-weight="bold" style:font-weight-asian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Arial1" fo:letter-spacing="normal" fo:font-weight="bold" style:font-weight-asian="bold"/>
    </style:style>
    <style:style style:name="T5" style:family="text">
      <style:text-properties style:font-name="Arial1" fo:font-weight="bold" style:font-weight-asian="bold"/>
    </style:style>
    <style:style style:name="T6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T7" style:family="text">
      <style:text-properties fo:color="#800000" style:font-name="Arial1" fo:font-size="20pt" fo:letter-spacing="normal" fo:font-weight="bold" officeooo:rsid="0057717f" style:font-size-asian="20pt" style:font-weight-asian="bold" style:font-size-complex="20pt"/>
    </style:style>
    <style:style style:name="T8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T9" style:family="text">
      <style:text-properties style:text-position="13% 100%" fo:font-size="7.5pt" style:font-size-asian="7.5pt" style:font-size-complex="7.5pt" style:text-scale="115%"/>
    </style:style>
    <style:style style:name="T10" style:family="text">
      <style:text-properties style:text-position="13% 100%" fo:font-size="7.5pt" style:font-size-asian="7.5pt" style:font-name-complex="Calibri3" style:font-size-complex="7.5pt" style:text-scale="105%"/>
    </style:style>
    <style:style style:name="T11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12" style:family="text">
      <style:text-properties style:text-position="13% 100%" fo:letter-spacing="normal" style:text-scale="105%"/>
    </style:style>
    <style:style style:name="T13" style:family="text">
      <style:text-properties style:text-position="13% 100%" fo:letter-spacing="normal" style:text-scale="115%"/>
    </style:style>
    <style:style style:name="T14" style:family="text">
      <style:text-properties style:text-position="13% 100%" fo:letter-spacing="normal" fo:language="es" fo:country="ES" fo:font-weight="bold" style:font-weight-asian="bold"/>
    </style:style>
    <style:style style:name="T15" style:family="text">
      <style:text-properties style:text-position="13% 100%" fo:letter-spacing="normal" fo:language="es" fo:country="ES" fo:font-weight="bold" officeooo:rsid="0019c5d1" style:font-name-asian="Arial2" style:font-name-complex="Arial2" style:text-scale="105%"/>
    </style:style>
    <style:style style:name="T16" style:family="text">
      <style:text-properties style:text-position="13% 100%" fo:letter-spacing="normal" fo:language="es" fo:country="ES" style:text-scale="105%"/>
    </style:style>
    <style:style style:name="T17" style:family="text">
      <style:text-properties style:text-position="13% 100%" fo:letter-spacing="normal" fo:language="es" fo:country="ES" fo:font-weight="normal" officeooo:rsid="002eb017" style:font-name-asian="Arial2" style:font-weight-asian="normal" style:font-name-complex="Arial2" style:font-weight-complex="normal" style:text-scale="105%"/>
    </style:style>
    <style:style style:name="T18" style:family="text">
      <style:text-properties style:text-position="13% 100%" fo:letter-spacing="normal" fo:language="es" fo:country="ES" fo:font-weight="normal" officeooo:rsid="002458ac" style:font-name-asian="Arial2" style:font-weight-asian="normal" style:font-name-complex="Arial2" style:font-weight-complex="normal" style:text-scale="105%"/>
    </style:style>
    <style:style style:name="T19" style:family="text">
      <style:text-properties style:text-position="13% 100%" fo:letter-spacing="normal" fo:language="es" fo:country="ES" style:text-scale="115%"/>
    </style:style>
    <style:style style:name="T20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21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22" style:family="text">
      <style:text-properties fo:font-size="6pt" fo:font-style="italic" style:font-size-asian="6pt" style:font-style-asian="italic" style:font-name-complex="Arial2" style:font-size-complex="6pt"/>
    </style:style>
    <style:style style:name="T23" style:family="text">
      <style:text-properties fo:font-size="6pt" officeooo:rsid="0011c667" style:font-size-asian="6pt" style:font-size-complex="6pt"/>
    </style:style>
    <style:style style:name="T24" style:family="text">
      <style:text-properties fo:font-size="6pt" officeooo:rsid="0048957e" style:font-size-asian="6pt" style:font-size-complex="6pt"/>
    </style:style>
    <style:style style:name="T25" style:family="text">
      <style:text-properties fo:font-size="14pt" officeooo:rsid="0011c667" style:font-size-asian="14pt" style:font-size-complex="14pt"/>
    </style:style>
    <style:style style:name="T26" style:family="text">
      <style:text-properties fo:letter-spacing="normal"/>
    </style:style>
    <style:style style:name="T27" style:family="text">
      <style:text-properties fo:letter-spacing="normal" fo:language="es" fo:country="ES"/>
    </style:style>
    <style:style style:name="T28" style:family="text">
      <style:text-properties fo:letter-spacing="normal" fo:language="es" fo:country="ES" fo:font-weight="bold" officeooo:rsid="0019c5d1" style:font-name-asian="Arial2" style:font-name-complex="Arial2"/>
    </style:style>
    <style:style style:name="T29" style:family="text">
      <style:text-properties fo:letter-spacing="normal" fo:language="es" fo:country="ES" officeooo:rsid="00330d26"/>
    </style:style>
    <style:style style:name="T30" style:family="text">
      <style:text-properties fo:letter-spacing="normal" fo:language="es" fo:country="ES" officeooo:rsid="002a7c1a"/>
    </style:style>
    <style:style style:name="T31" style:family="text">
      <style:text-properties fo:letter-spacing="normal" fo:language="es" fo:country="ES" officeooo:rsid="002f8cdd"/>
    </style:style>
    <style:style style:name="T32" style:family="text">
      <style:text-properties fo:letter-spacing="0.046cm" fo:font-weight="bold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name-complex="Arial,Bold" style:font-weight-complex="bold"/>
    </style:style>
    <style:style style:name="T35" style:family="text">
      <style:text-properties fo:font-weight="bold" officeooo:rsid="002d8402" style:font-weight-asian="bold" style:font-name-complex="Arial,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letter-spacing="0.048cm" fo:font-weight="bold" style:font-weight-asian="bold"/>
    </style:style>
    <style:style style:name="T38" style:family="text">
      <style:text-properties fo:letter-spacing="0.042cm" fo:font-weight="bold" style:font-weight-asian="bold"/>
    </style:style>
    <style:style style:name="T39" style:family="text">
      <style:text-properties fo:font-size="7.5pt" fo:letter-spacing="0.019cm" style:font-size-asian="7.5pt" style:font-size-complex="7.5pt"/>
    </style:style>
    <style:style style:name="T40" style:family="text">
      <style:text-properties fo:font-size="7.5pt" fo:letter-spacing="0.019cm" fo:language="es" fo:country="ES" style:font-size-asian="7.5pt" style:font-size-complex="7.5pt"/>
    </style:style>
    <style:style style:name="T41" style:family="text">
      <style:text-properties fo:font-size="7.5pt" style:font-size-asian="7.5pt" style:font-size-complex="7.5pt"/>
    </style:style>
    <style:style style:name="T42" style:family="text">
      <style:text-properties fo:font-size="7.5pt" fo:letter-spacing="0.026cm" style:font-size-asian="7.5pt" style:font-size-complex="7.5pt"/>
    </style:style>
    <style:style style:name="T43" style:family="text">
      <style:text-properties fo:font-size="7.5pt" fo:letter-spacing="0.026cm" fo:language="es" fo:country="ES" style:font-size-asian="7.5pt" style:font-size-complex="7.5pt"/>
    </style:style>
    <style:style style:name="T44" style:family="text">
      <style:text-properties fo:font-size="7.5pt" fo:letter-spacing="0.023cm" style:font-size-asian="7.5pt" style:font-size-complex="7.5pt"/>
    </style:style>
    <style:style style:name="T45" style:family="text">
      <style:text-properties fo:font-size="7.5pt" fo:letter-spacing="0.016cm" style:font-size-asian="7.5pt" style:font-size-complex="7.5pt"/>
    </style:style>
    <style:style style:name="T46" style:family="text">
      <style:text-properties fo:font-size="7.5pt" fo:letter-spacing="0.018cm" style:font-size-asian="7.5pt" style:font-size-complex="7.5pt"/>
    </style:style>
    <style:style style:name="T47" style:family="text">
      <style:text-properties fo:font-size="7.5pt" fo:letter-spacing="0.025cm" style:font-size-asian="7.5pt" style:font-size-complex="7.5pt"/>
    </style:style>
    <style:style style:name="T48" style:family="text">
      <style:text-properties fo:font-size="7.5pt" fo:letter-spacing="0.025cm" fo:language="es" fo:country="ES" style:font-size-asian="7.5pt" style:font-size-complex="7.5pt"/>
    </style:style>
    <style:style style:name="T49" style:family="text">
      <style:text-properties fo:font-size="7.5pt" fo:language="es" fo:country="ES" style:font-size-asian="7.5pt" style:font-size-complex="7.5pt"/>
    </style:style>
    <style:style style:name="T50" style:family="text">
      <style:text-properties fo:font-size="7.5pt" fo:language="es" fo:country="ES" style:font-size-asian="7.5pt" style:font-size-complex="7.5pt" style:text-scale="105%"/>
    </style:style>
    <style:style style:name="T51" style:family="text">
      <style:text-properties fo:font-size="7.5pt" fo:language="es" fo:country="ES" officeooo:rsid="00523fcc" style:font-size-asian="7.5pt" style:font-size-complex="7.5pt" style:text-scale="105%"/>
    </style:style>
    <style:style style:name="T52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53" style:family="text">
      <style:text-properties fo:letter-spacing="0.028cm" fo:language="es" fo:country="ES" fo:font-weight="bold" style:font-weight-asian="bold"/>
    </style:style>
    <style:style style:name="T54" style:family="text">
      <style:text-properties fo:letter-spacing="0.026cm" fo:language="es" fo:country="ES" fo:font-weight="bold" style:font-weight-asian="bold"/>
    </style:style>
    <style:style style:name="T55" style:family="text">
      <style:text-properties fo:letter-spacing="0.026cm" fo:language="es" fo:country="ES" fo:font-weight="bold" officeooo:rsid="00070cad" style:font-weight-asian="bold"/>
    </style:style>
    <style:style style:name="T56" style:family="text">
      <style:text-properties fo:font-size="7pt" fo:letter-spacing="0.005cm" fo:font-style="italic" style:font-size-asian="7pt" style:font-style-asian="italic" style:font-size-complex="7pt"/>
    </style:style>
    <style:style style:name="T57" style:family="text">
      <style:text-properties fo:font-size="7pt" fo:letter-spacing="0.035cm" fo:font-style="italic" style:font-size-asian="7pt" style:font-style-asian="italic" style:font-size-complex="7pt"/>
    </style:style>
    <style:style style:name="T58" style:family="text">
      <style:text-properties fo:font-size="7pt" fo:letter-spacing="0.037cm" fo:font-style="italic" style:font-size-asian="7pt" style:font-style-asian="italic" style:font-size-complex="7pt"/>
    </style:style>
    <style:style style:name="T59" style:family="text">
      <style:text-properties fo:font-size="7pt" fo:letter-spacing="0.046cm" fo:font-style="italic" style:font-size-asian="7pt" style:font-style-asian="italic" style:font-size-complex="7pt"/>
    </style:style>
    <style:style style:name="T60" style:family="text">
      <style:text-properties fo:font-size="7pt" fo:letter-spacing="0.048cm" fo:font-style="italic" style:font-size-asian="7pt" style:font-style-asian="italic" style:font-size-complex="7pt"/>
    </style:style>
    <style:style style:name="T61" style:family="text">
      <style:text-properties fo:font-size="7pt" fo:letter-spacing="normal" fo:font-style="italic" style:font-size-asian="7pt" style:font-style-asian="italic" style:font-size-complex="7pt"/>
    </style:style>
    <style:style style:name="T62" style:family="text">
      <style:text-properties fo:font-size="7pt" fo:letter-spacing="0.002cm" fo:font-style="italic" style:font-size-asian="7pt" style:font-style-asian="italic" style:font-size-complex="7pt"/>
    </style:style>
    <style:style style:name="T63" style:family="text">
      <style:text-properties fo:font-size="7pt" fo:letter-spacing="0.007cm" fo:font-style="italic" style:font-size-asian="7pt" style:font-style-asian="italic" style:font-size-complex="7pt"/>
    </style:style>
    <style:style style:name="T64" style:family="text">
      <style:text-properties fo:font-size="7pt" fo:font-style="italic" style:font-size-asian="7pt" style:font-style-asian="italic" style:font-size-complex="7pt"/>
    </style:style>
    <style:style style:name="T65" style:family="text">
      <style:text-properties fo:font-size="7pt" fo:language="es" fo:country="ES" style:font-size-asian="7pt" style:font-name-complex="TimesNewRomanPSMT" style:font-size-complex="7pt"/>
    </style:style>
    <style:style style:name="T66" style:family="text">
      <style:text-properties style:text-position="super 58%" fo:letter-spacing="normal" fo:language="es" fo:country="ES" fo:font-weight="bold" style:font-weight-asian="bold"/>
    </style:style>
    <style:style style:name="T67" style:family="text">
      <style:text-properties fo:font-size="8pt" style:font-size-asian="8pt" style:font-name-complex="Arial2" style:font-size-complex="8pt"/>
    </style:style>
    <style:style style:name="T68" style:family="text">
      <style:text-properties fo:language="es" fo:country="ES"/>
    </style:style>
    <style:style style:name="T69" style:family="text">
      <style:text-properties fo:language="es" fo:country="ES" fo:font-weight="bold" style:font-weight-asian="bold"/>
    </style:style>
    <style:style style:name="T70" style:family="text">
      <style:text-properties fo:language="es" fo:country="ES" fo:font-weight="bold" officeooo:rsid="00070cad" style:font-weight-asian="bold"/>
    </style:style>
    <style:style style:name="T71" style:family="text">
      <style:text-properties fo:language="es" fo:country="ES" fo:font-style="italic" style:font-style-asian="italic" style:font-name-complex="TimesNewRomanPSMT"/>
    </style:style>
    <style:style style:name="T72" style:family="text">
      <style:text-properties fo:language="es" fo:country="ES" style:font-name-complex="Calibri3"/>
    </style:style>
    <style:style style:name="T73" style:family="text">
      <style:text-properties fo:language="es" fo:country="ES" officeooo:rsid="002d253f" style:font-name-complex="Calibri3"/>
    </style:style>
    <style:style style:name="T74" style:family="text">
      <style:text-properties fo:color="#00000a" style:font-name="Calibri1"/>
    </style:style>
    <style:style style:name="T75" style:family="text">
      <style:text-properties fo:color="#00000a" style:font-name="Calibri1" fo:letter-spacing="normal" fo:font-weight="normal" style:font-weight-asian="normal" style:font-name-complex="Arial,Bold" style:font-weight-complex="normal"/>
    </style:style>
    <style:style style:name="T76" style:family="text">
      <style:text-properties fo:color="#00000a" style:font-name="Calibri1" fo:letter-spacing="normal" fo:font-weight="normal" officeooo:rsid="002d253f" style:font-weight-asian="normal" style:font-name-complex="Arial,Bold" style:font-weight-complex="normal"/>
    </style:style>
    <style:style style:name="T77" style:family="text">
      <style:text-properties fo:color="#00000a" style:font-name="Calibri1" fo:letter-spacing="normal" fo:font-weight="normal" officeooo:rsid="002d8402" style:font-weight-asian="normal" style:font-name-complex="Arial,Bold" style:font-weight-complex="normal"/>
    </style:style>
    <style:style style:name="T78" style:family="text">
      <style:text-properties fo:color="#00000a" style:font-name="Calibri1" fo:letter-spacing="normal" fo:font-weight="bold" style:font-weight-asian="bold" style:font-name-complex="Arial,Bold" style:font-weight-complex="bold"/>
    </style:style>
    <style:style style:name="T79" style:family="text">
      <style:text-properties fo:color="#00000a" style:font-name="Calibri1" fo:letter-spacing="normal" fo:font-weight="bold" officeooo:rsid="002d253f" style:font-weight-asian="bold" style:font-name-complex="Arial,Bold" style:font-weight-complex="bold"/>
    </style:style>
    <style:style style:name="T80" style:family="text">
      <style:text-properties fo:color="#00000a" style:font-name="Calibri1" fo:letter-spacing="normal" fo:font-weight="bold" officeooo:rsid="002d8402" style:font-weight-asian="bold" style:font-name-complex="Arial,Bold" style:font-weight-complex="bold"/>
    </style:style>
    <style:style style:name="T81" style:family="text">
      <style:text-properties fo:color="#00000a" style:font-name="Calibri1" fo:letter-spacing="normal" fo:language="es" fo:country="ES"/>
    </style:style>
    <style:style style:name="T82" style:family="text">
      <style:text-properties fo:color="#00000a" style:font-name="Calibri1" fo:letter-spacing="normal" fo:language="es" fo:country="ES" fo:font-weight="bold" style:font-weight-asian="bold" style:font-name-complex="Arial,Bold" style:font-weight-complex="bold"/>
    </style:style>
    <style:style style:name="T83" style:family="text">
      <style:text-properties fo:color="#00000a" style:font-name="Calibri1" fo:letter-spacing="normal" fo:language="es" fo:country="ES" fo:font-weight="bold" officeooo:rsid="002d253f" style:font-weight-asian="bold" style:font-name-complex="Arial,Bold" style:font-weight-complex="bold"/>
    </style:style>
    <style:style style:name="T84" style:family="text">
      <style:text-properties fo:color="#00000a" style:font-name="Calibri1" fo:letter-spacing="normal" fo:language="es" fo:country="ES" fo:font-weight="bold" officeooo:rsid="002d8402" style:font-weight-asian="bold" style:font-name-complex="Arial,Bold" style:font-weight-complex="bold"/>
    </style:style>
    <style:style style:name="T85" style:family="text">
      <style:text-properties fo:color="#00000a" style:font-name="Calibri1" fo:font-weight="bold" style:font-weight-asian="bold" style:font-weight-complex="bold"/>
    </style:style>
    <style:style style:name="T86" style:family="text">
      <style:text-properties fo:color="#00000a" style:text-position="13% 100%" style:font-name="Calibri1" fo:letter-spacing="normal" fo:language="es" fo:country="ES" style:text-scale="105%"/>
    </style:style>
    <style:style style:name="T87" style:family="text">
      <style:text-properties fo:color="#00000a" style:text-position="13% 100%" style:font-name="Calibri1" fo:letter-spacing="normal" fo:language="es" fo:country="ES" fo:font-weight="normal" officeooo:rsid="002eb017" style:font-name-asian="Arial2" style:font-weight-asian="normal" style:font-name-complex="Arial2" style:font-weight-complex="normal" style:text-scale="105%"/>
    </style:style>
    <style:style style:name="T88" style:family="text">
      <style:text-properties style:font-name="Calibri2" fo:font-size="6pt" fo:font-style="italic" style:font-size-asian="6pt" style:font-style-asian="italic" style:font-size-complex="6pt"/>
    </style:style>
    <style:style style:name="T89" style:family="text">
      <style:text-properties style:font-name="Calibri2" fo:font-size="6pt" fo:font-style="italic" officeooo:rsid="0048003a" style:font-size-asian="6pt" style:font-style-asian="italic" style:font-size-complex="6pt"/>
    </style:style>
    <style:style style:name="T90" style:family="text">
      <style:text-properties style:font-name="Calibri2" fo:font-size="6pt" fo:font-style="italic" officeooo:rsid="0049d269" style:font-size-asian="6pt" style:font-style-asian="italic" style:font-size-complex="6pt"/>
    </style:style>
    <style:style style:name="T91" style:family="text">
      <style:text-properties fo:font-style="italic" style:font-style-asian="italic"/>
    </style:style>
    <style:style style:name="T92" style:family="text">
      <style:text-properties officeooo:rsid="004c01a3"/>
    </style:style>
    <style:style style:name="T93" style:family="text">
      <style:text-properties style:font-name-complex="Calibri3"/>
    </style:style>
    <style:style style:name="T94" style:family="text">
      <style:text-properties officeooo:rsid="002eb017"/>
    </style:style>
    <style:style style:name="T95" style:family="text">
      <style:text-properties style:font-name-asian="Arial2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O1_TEC" form:control-implementation="ooo:com.sun.star.form.component.Formatted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IAEE" form:control-implementation="ooo:com.sun.star.form.component.Formatted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CCLA" form:control-implementation="ooo:com.sun.star.form.component.Formatted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MAA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MAP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O2_CCOI" form:control-implementation="ooo:com.sun.star.form.component.Formatted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ia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25" form:id="control25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upo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si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luri_no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eligion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alores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si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no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si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no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O2_ALE" form:control-implementation="ooo:com.sun.star.form.component.Formatted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FRA" form:control-implementation="ooo:com.sun.star.form.component.Formatted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INF" form:control-implementation="ooo:com.sun.star.form.component.Formatted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office:value-type="string">
            <text:p text:style-name="P27">A</text:p>
          </table:table-cell>
          <table:table-cell table:style-name="Tabla2.B1" table:number-columns-spanned="7" office:value-type="string">
            <text:p text:style-name="P20"><text:span text:style-name="T33">DATOS</text:span><text:span text:style-name="T32"> </text:span><text:span text:style-name="T33">PERSONALES</text:span><text:span text:style-name="T37"> </text:span><text:span text:style-name="T33">DEL</text:span><text:span text:style-name="T38"> </text:span><text:span text:style-name="T33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1" table:number-columns-spanned="3" office:value-type="string">
            <text:p text:style-name="P18"><text:span text:style-name="T36">NIA</text:span> <draw:control text:anchor-type="as-char" draw:z-index="8" draw:style-name="gr7" draw:text-style-name="P51" svg:width="3.703cm" svg:height="0.551cm" draw:control="control7"/></text:p>
          </table:table-cell>
          <table:covered-table-cell/>
          <table:covered-table-cell/>
        </table:table-row>
        <table:table-row table:style-name="Tabla2.2">
          <table:table-cell table:style-name="Tabla2.A2" table:number-columns-spanned="3" office:value-type="string">
            <text:p text:style-name="P20"><text:span text:style-name="T41">APELLIDOS</text:span><text:span text:style-name="T41"><draw:control text:anchor-type="as-char" draw:z-index="9" draw:name="apellidos" draw:style-name="gr5" draw:text-style-name="P49" svg:width="6.603cm" svg:height="0.521cm" draw:control="control8"/></text:span></text:p>
          </table:table-cell>
          <table:covered-table-cell/>
          <table:covered-table-cell/>
          <table:table-cell table:style-name="Tabla2.D2" table:number-columns-spanned="3" office:value-type="string">
            <text:p text:style-name="P29"><text:span text:style-name="T41">NOMBRE</text:span><text:span text:style-name="T41"><draw:control text:anchor-type="as-char" draw:z-index="10" draw:name="nombre" draw:style-name="gr5" draw:text-style-name="P49" svg:width="3.747cm" svg:height="0.521cm" draw:control="control9"/></text:span></text:p>
          </table:table-cell>
          <table:covered-table-cell/>
          <table:covered-table-cell/>
          <table:table-cell table:style-name="Tabla2.G2" table:number-columns-spanned="3" office:value-type="string">
            <text:p text:style-name="P20"><text:span text:style-name="T41">DNI/NIE</text:span><text:span text:style-name="T41"><draw:control text:anchor-type="as-char" draw:z-index="11" draw:name="dni" draw:style-name="gr5" draw:text-style-name="P49" svg:width="3.07cm" svg:height="0.521cm" draw:control="control10"/></text:span></text:p>
          </table:table-cell>
          <table:covered-table-cell/>
          <table:covered-table-cell/>
          <table:table-cell table:style-name="Tabla2.J2" table:number-columns-spanned="2" office:value-type="string">
            <text:p text:style-name="P39"><draw:control text:anchor-type="paragraph" draw:z-index="26" draw:style-name="gr6" draw:text-style-name="P50" svg:width="0.075cm" svg:height="0.003cm" svg:x="3.066cm" svg:y="-1.785cm" draw:control="control25"/><text:span text:style-name="T20"><draw:control text:anchor-type="as-char" draw:z-index="12" draw:name="hombre" draw:style-name="gr2" draw:text-style-name="P47" svg:width="0.5cm" svg:height="0.5cm" draw:control="control11"/></text:span><text:span text:style-name="T20"><text:s/></text:span><text:span text:style-name="T9">HOMBRE <text:s text:c="2"/></text:span><text:span text:style-name="T11"><text:s/></text:span><text:span text:style-name="T21"><draw:control text:anchor-type="as-char" draw:z-index="13" draw:name="mujer" draw:style-name="gr2" draw:text-style-name="P47" svg:width="0.5cm" svg:height="0.5cm" draw:control="control12"/></text:span><text:span text:style-name="T21"><text:s/></text:span><text:span text:style-name="T9">MUJER</text:span></text:p>
          </table:table-cell>
          <table:covered-table-cell/>
        </table:table-row>
        <table:table-row table:style-name="Tabla2.2">
          <table:table-cell table:style-name="Tabla2.A3" table:number-columns-spanned="2" office:value-type="string">
            <text:p text:style-name="P20"><text:span text:style-name="T41">FECHA</text:span><text:span text:style-name="T39"> </text:span><text:span text:style-name="T41">DE</text:span><text:span text:style-name="T39"> </text:span><text:span text:style-name="T41">NACIMIENTO</text:span><text:span text:style-name="T41"><draw:control text:anchor-type="as-char" draw:z-index="14" draw:style-name="gr5" draw:text-style-name="P49" svg:width="3.432cm" svg:height="0.521cm" draw:control="control13"/></text:span></text:p>
          </table:table-cell>
          <table:covered-table-cell/>
          <table:table-cell table:style-name="Tabla2.C3" table:number-columns-spanned="2" office:value-type="string">
            <text:p text:style-name="P20"><text:span text:style-name="T41">MUNICIPIO</text:span><text:span text:style-name="T42"> </text:span><text:span text:style-name="T41">DE</text:span><text:span text:style-name="T44"> </text:span><text:span text:style-name="T41">NACIMIENTO </text:span><text:span text:style-name="T41"><draw:control text:anchor-type="as-char" draw:z-index="15" draw:style-name="gr5" draw:text-style-name="P49" svg:width="4.495cm" svg:height="0.521cm" draw:control="control14"/></text:span></text:p>
          </table:table-cell>
          <table:covered-table-cell/>
          <table:table-cell table:style-name="Tabla2.E3" table:number-columns-spanned="3" office:value-type="string">
            <text:p text:style-name="P29"><text:span text:style-name="T41">PROVINCIA</text:span><text:span text:style-name="T44"> </text:span><text:span text:style-name="T41">DE</text:span><text:span text:style-name="T44"> </text:span><text:span text:style-name="T41">NACIMIENTO</text:span><text:span text:style-name="T41"><draw:control text:anchor-type="as-char" draw:z-index="16" draw:style-name="gr5" draw:text-style-name="P49" svg:width="4.224cm" svg:height="0.521cm" draw:control="control15"/></text:span></text:p>
          </table:table-cell>
          <table:covered-table-cell/>
          <table:covered-table-cell/>
          <table:table-cell table:style-name="Tabla2.H3" table:number-columns-spanned="4" office:value-type="string">
            <text:p text:style-name="P20"><text:span text:style-name="T41">PAIS</text:span><text:span text:style-name="T45"> </text:span><text:span text:style-name="T41">DE</text:span><text:span text:style-name="T46"> </text:span><text:span text:style-name="T41">NACIMIENTO</text:span><text:span text:style-name="T41"><draw:control text:anchor-type="as-char" draw:z-index="17" draw:style-name="gr5" draw:text-style-name="P49" svg:width="4.495cm" svg:height="0.521cm" draw:control="control16"/></text:span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4" table:number-columns-spanned="4" office:value-type="string">
            <text:p text:style-name="P21"><draw:control text:anchor-type="paragraph" draw:z-index="27" draw:style-name="gr4" draw:text-style-name="P49" svg:width="3.119cm" svg:height="0.521cm" svg:x="5.643cm" svg:y="0.321cm" draw:control="control26"/>CONVIVE</text:p>
            <text:p text:style-name="P34"><draw:control text:anchor-type="as-char" draw:z-index="18" draw:style-name="gr2" draw:text-style-name="P47" svg:width="0.5cm" svg:height="0.5cm" draw:control="control17"/><text:span text:style-name="T50">PADRE <text:s text:c="4"/></text:span><text:span text:style-name="T21"><draw:control text:anchor-type="as-char" draw:z-index="19" draw:style-name="gr2" draw:text-style-name="P47" svg:width="0.5cm" svg:height="0.5cm" draw:control="control18"/></text:span><text:span text:style-name="T50">MADRE <text:s text:c="3"/></text:span><text:span text:style-name="T21"><draw:control text:anchor-type="as-char" draw:z-index="20" draw:style-name="gr2" draw:text-style-name="P47" svg:width="0.5cm" svg:height="0.5cm" draw:control="control19"/></text:span><text:span text:style-name="T21"><text:s/></text:span><text:span text:style-name="T50">AMBOS <text:s text:c="2"/></text:span><text:span text:style-name="T51"><text:s/>OTROS </text:span></text:p>
          </table:table-cell>
          <table:covered-table-cell/>
          <table:covered-table-cell/>
          <table:covered-table-cell/>
          <table:table-cell table:style-name="Tabla2.E4" table:number-columns-spanned="7" office:value-type="string">
            <text:p text:style-name="P29"><text:span text:style-name="T41">CENTRO DE PROCEDENCIA</text:span><text:span text:style-name="T41"><draw:control text:anchor-type="as-char" draw:z-index="21" draw:style-name="gr5" draw:text-style-name="P49" svg:width="9.423cm" svg:height="0.521cm" draw:control="control2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5" table:number-columns-spanned="4" office:value-type="string">
            <text:p text:style-name="P20"><text:span text:style-name="T49">DOMICILIO</text:span><text:span text:style-name="T48"> </text:span><text:span text:style-name="T49">(CALLE/PLAZA</text:span><text:span text:style-name="T43"> </text:span><text:span text:style-name="T49">Y</text:span><text:span text:style-name="T40"> </text:span><text:span text:style-name="T49">NÚMERO)</text:span><text:span text:style-name="T49"><draw:control text:anchor-type="as-char" draw:z-index="22" draw:style-name="gr5" draw:text-style-name="P49" svg:width="8.774cm" svg:height="0.521cm" draw:control="control21"/></text:span></text:p>
          </table:table-cell>
          <table:covered-table-cell/>
          <table:covered-table-cell/>
          <table:covered-table-cell/>
          <table:table-cell table:style-name="Tabla2.E5" office:value-type="string">
            <text:p text:style-name="P29"><text:span text:style-name="T41">C.</text:span><text:span text:style-name="T46"> </text:span><text:span text:style-name="T41">POSTAL</text:span></text:p>
            <text:p text:style-name="P28"><draw:control text:anchor-type="as-char" draw:z-index="23" draw:style-name="gr5" draw:text-style-name="P49" svg:width="1.246cm" svg:height="0.521cm" draw:control="control22"/></text:p>
          </table:table-cell>
          <table:table-cell table:style-name="Tabla2.F5" table:number-columns-spanned="5" office:value-type="string">
            <text:p text:style-name="P20"><text:span text:style-name="T41">LOCALIDAD</text:span><text:span text:style-name="T41"><draw:control text:anchor-type="as-char" draw:z-index="24" draw:style-name="gr5" draw:text-style-name="P49" svg:width="3.493cm" svg:height="0.521cm" draw:control="control23"/></text:span></text:p>
          </table:table-cell>
          <table:covered-table-cell/>
          <table:covered-table-cell/>
          <table:covered-table-cell/>
          <table:covered-table-cell/>
          <table:table-cell table:style-name="Tabla2.K5" office:value-type="string">
            <text:p text:style-name="P20"><text:span text:style-name="T41">PROVINCIA</text:span><text:span text:style-name="T41"><draw:control text:anchor-type="as-char" draw:z-index="25" draw:style-name="gr5" draw:text-style-name="P49" svg:width="3.499cm" svg:height="0.521cm" draw:control="control24"/></text:span></text:p>
          </table:table-cell>
        </table:table-row>
      </table:table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7">B</text:p>
          </table:table-cell>
          <table:table-cell table:style-name="Tabla3.B1" table:number-columns-spanned="5" office:value-type="string">
            <text:p text:style-name="P20"><text:span text:style-name="T69">DATOS</text:span><text:span text:style-name="T53"> </text:span><text:span text:style-name="T69">DEL</text:span><text:span text:style-name="T54"> </text:span><text:span text:style-name="T69">PADRE</text:span><text:span text:style-name="T53"> </text:span><text:span text:style-name="T69">O</text:span><text:span text:style-name="T53"> </text:span><text:span text:style-name="T69">TUTOR</text:span><text:span text:style-name="T53"> </text:span><text:span text:style-name="T69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20"/>
          </table:table-cell>
          <table:table-cell table:style-name="Tabla3.H1" office:value-type="string">
            <text:p text:style-name="P27">C</text:p>
          </table:table-cell>
          <table:table-cell table:style-name="Tabla3.I1" table:number-columns-spanned="5" office:value-type="string">
            <text:p text:style-name="P20"><text:span text:style-name="T69">DATOS</text:span><text:span text:style-name="T53"> </text:span><text:span text:style-name="T69">DE L</text:span><text:span text:style-name="T70">A</text:span><text:span text:style-name="T54"> </text:span><text:span text:style-name="T55">MADRE</text:span><text:span text:style-name="T53"> </text:span><text:span text:style-name="T69">O</text:span><text:span text:style-name="T53"> </text:span><text:span text:style-name="T69">TUTOR</text:span><text:span text:style-name="T70">A</text:span><text:span text:style-name="T53"> </text:span><text:span text:style-name="T69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9"><draw:control text:anchor-type="paragraph" draw:z-index="44" draw:style-name="gr4" draw:text-style-name="P49" svg:width="8.826cm" svg:height="0.521cm" svg:x="0.072cm" svg:y="0.296cm" draw:control="control43"/>APELLIDOS, <text:span text:style-name="T92">NOMBRE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9"><draw:control text:anchor-type="paragraph" draw:z-index="45" draw:style-name="gr4" draw:text-style-name="P49" svg:width="8.826cm" svg:height="0.521cm" svg:x="0.072cm" svg:y="0.289cm" draw:control="control44"/>APELLIDOS, <text:span text:style-name="T92">NOMBRE</text:span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20"><text:span text:style-name="T41">DNI/NIE</text:span><text:span text:style-name="T41"><draw:control text:anchor-type="as-char" draw:z-index="28" draw:style-name="gr5" draw:text-style-name="P49" svg:width="2.625cm" svg:height="0.521cm" draw:control="control27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20"><text:span text:style-name="T41">E-MAIL</text:span><text:span text:style-name="T41"><draw:control text:anchor-type="as-char" draw:z-index="29" draw:style-name="gr5" draw:text-style-name="P49" svg:width="5.58cm" svg:height="0.521cm" draw:control="control28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9">DNI/NIE</text:p>
            <text:p text:style-name="P19"><draw:control text:anchor-type="as-char" draw:z-index="30" draw:style-name="gr5" draw:text-style-name="P49" svg:width="2.234cm" svg:height="0.521cm" draw:control="control29"/></text:p>
          </table:table-cell>
          <table:covered-table-cell/>
          <table:covered-table-cell/>
          <table:table-cell table:style-name="Tabla3.K3" table:number-columns-spanned="3" office:value-type="string">
            <text:p text:style-name="P19">E-MAIL</text:p>
            <text:p text:style-name="P19"><draw:control text:anchor-type="as-char" draw:z-index="31" draw:style-name="gr5" draw:text-style-name="P49" svg:width="6.01cm" svg:height="0.521cm" draw:control="control30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29"><text:span text:style-name="T41">TELÉFONO</text:span><text:span text:style-name="T47"> </text:span><text:span text:style-name="T41">1</text:span><text:span text:style-name="T41"><draw:control text:anchor-type="as-char" draw:z-index="32" draw:style-name="gr5" draw:text-style-name="P49" svg:width="3.77cm" svg:height="0.521cm" draw:control="control31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20"><text:span text:style-name="T41">TELÉFONO</text:span><text:span text:style-name="T47"> </text:span><text:span text:style-name="T41">2</text:span><text:span text:style-name="T41"><draw:control text:anchor-type="as-char" draw:z-index="33" draw:style-name="gr5" draw:text-style-name="P49" svg:width="3.957cm" svg:height="0.521cm" draw:control="control32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29"><text:span text:style-name="T41">TELÉFONO</text:span><text:span text:style-name="T47"> </text:span><text:span text:style-name="T41">1</text:span><text:span text:style-name="T41"><draw:control text:anchor-type="as-char" draw:z-index="34" draw:style-name="gr5" draw:text-style-name="P49" svg:width="3.77cm" svg:height="0.521cm" draw:control="control33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20"><text:span text:style-name="T41">TELÉFONO</text:span><text:span text:style-name="T47"> </text:span><text:span text:style-name="T41">2</text:span><text:span text:style-name="T41"><draw:control text:anchor-type="as-char" draw:z-index="35" draw:style-name="gr5" draw:text-style-name="P49" svg:width="4.128cm" svg:height="0.521cm" draw:control="control34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20"><text:span text:style-name="T49">DOMICILIO</text:span><text:span text:style-name="T48"> </text:span><text:span text:style-name="T49">(CALLE/PLAZA</text:span><text:span text:style-name="T43"> </text:span><text:span text:style-name="T49">Y</text:span><text:span text:style-name="T40"> </text:span><text:span text:style-name="T49">NÚMERO) </text:span><text:span text:style-name="T52">(Sólo si no coincide con el del alumno)</text:span><text:span text:style-name="T49"><draw:control text:anchor-type="as-char" draw:z-index="36" draw:style-name="gr5" draw:text-style-name="P49" svg:width="8.774cm" svg:height="0.521cm" draw:control="control3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20"><text:span text:style-name="T49">DOMICILIO</text:span><text:span text:style-name="T48"> </text:span><text:span text:style-name="T49">(CALLE/PLAZA</text:span><text:span text:style-name="T43"> </text:span><text:span text:style-name="T49">Y</text:span><text:span text:style-name="T40"> </text:span><text:span text:style-name="T49">NÚMERO) </text:span><text:span text:style-name="T52">(Sólo si no coincide con el del alumno)</text:span><text:span text:style-name="T49"><draw:control text:anchor-type="as-char" draw:z-index="37" draw:style-name="gr5" draw:text-style-name="P49" svg:width="9.016cm" svg:height="0.521cm" draw:control="control36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29"><text:span text:style-name="T41">C.</text:span><text:span text:style-name="T46"> </text:span><text:span text:style-name="T41">POSTAL</text:span></text:p>
            <text:p text:style-name="P28"><draw:control text:anchor-type="as-char" draw:z-index="38" draw:style-name="gr5" draw:text-style-name="P49" svg:width="1.246cm" svg:height="0.521cm" draw:control="control37"/></text:p>
          </table:table-cell>
          <table:covered-table-cell/>
          <table:table-cell table:style-name="Tabla3.C6" table:number-columns-spanned="3" office:value-type="string">
            <text:p text:style-name="P20"><text:span text:style-name="T41">LOCALIDAD</text:span><text:span text:style-name="T41"><draw:control text:anchor-type="as-char" draw:z-index="39" draw:style-name="gr5" draw:text-style-name="P49" svg:width="3.493cm" svg:height="0.521cm" draw:control="control38"/></text:span></text:p>
          </table:table-cell>
          <table:covered-table-cell/>
          <table:covered-table-cell/>
          <table:table-cell table:style-name="Tabla3.F6" office:value-type="string">
            <text:p text:style-name="P20"><text:span text:style-name="T41">PROVINCIA</text:span><text:span text:style-name="T41"><draw:control text:anchor-type="as-char" draw:z-index="40" draw:style-name="gr5" draw:text-style-name="P49" svg:width="2.881cm" svg:height="0.521cm" draw:control="control39"/></text:span></text:p>
          </table:table-cell>
          <table:covered-table-cell/>
          <table:table-cell table:style-name="Tabla3.H6" table:number-columns-spanned="2" office:value-type="string">
            <text:p text:style-name="P29"><text:span text:style-name="T41">C.</text:span><text:span text:style-name="T46"> </text:span><text:span text:style-name="T41">POSTAL</text:span></text:p>
            <text:p text:style-name="P28"><draw:control text:anchor-type="as-char" draw:z-index="41" draw:style-name="gr5" draw:text-style-name="P49" svg:width="1.246cm" svg:height="0.521cm" draw:control="control40"/></text:p>
          </table:table-cell>
          <table:covered-table-cell/>
          <table:table-cell table:style-name="Tabla3.J6" table:number-columns-spanned="3" office:value-type="string">
            <text:p text:style-name="P20"><text:span text:style-name="T41">LOCALIDAD</text:span><text:span text:style-name="T41"><draw:control text:anchor-type="as-char" draw:z-index="42" draw:style-name="gr5" draw:text-style-name="P49" svg:width="3.885cm" svg:height="0.521cm" draw:control="control41"/></text:span></text:p>
          </table:table-cell>
          <table:covered-table-cell/>
          <table:covered-table-cell/>
          <table:table-cell table:style-name="Tabla3.M6" office:value-type="string">
            <text:p text:style-name="P20"><text:span text:style-name="T41">PROVINCIA</text:span><text:span text:style-name="T41"><draw:control text:anchor-type="as-char" draw:z-index="43" draw:style-name="gr5" draw:text-style-name="P49" svg:width="3.003cm" svg:height="0.521cm" draw:control="control42"/></text:span></text:p>
          </table:table-cell>
        </table:table-row>
      </table:table>
      <text:p text:style-name="P12"/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6">D</text:p>
          </table:table-cell>
          <table:table-cell table:style-name="Tabla1.B1" office:value-type="string">
            <text:p text:style-name="P23">DATOS ACADÉMICOS</text:p>
            <text:p text:style-name="P24"><text:s/></text:p>
          </table:table-cell>
          <table:table-cell table:style-name="Tabla1.B1" table:number-columns-spanned="2" office:value-type="string">
            <text:p text:style-name="P30"><text:span text:style-name="T23">C</text:span><text:span text:style-name="T24">URSO Y GRUPO EN EL QUE ESTUVO </text:span></text:p>
            <text:p text:style-name="P31">MATRICULADO EL CURSO ANTERIOR</text:p>
          </table:table-cell>
          <table:covered-table-cell/>
          <table:table-cell table:style-name="Tabla1.E1" office:value-type="string">
            <text:p text:style-name="P32"><draw:control text:anchor-type="as-char" svg:y="0.182cm" draw:z-index="46" draw:style-name="gr3" draw:text-style-name="P48" svg:width="3.211cm" svg:height="0.521cm" draw:control="control45"/></text:p>
          </table:table-cell>
          <table:table-cell table:style-name="Tabla1.F1" office:value-type="string">
            <text:p text:style-name="P36"><text:span text:style-name="T25"><text:s/></text:span><text:span text:style-name="T25"><draw:control text:anchor-type="as-char" draw:z-index="47" draw:style-name="gr2" draw:text-style-name="P47" svg:width="0.5cm" svg:height="0.5cm" draw:control="control46"/></text:span><text:span text:style-name="T25">Repetidor</text:span></text:p>
          </table:table-cell>
        </table:table-row>
        <table:table-row table:style-name="Tabla1.2">
          <table:table-cell table:style-name="Tabla1.F1" table:number-columns-spanned="6" office:value-type="string">
            <text:p text:style-name="P40"><text:span text:style-name="T34">Materias </text:span><text:span text:style-name="T35">Troncales: </text:span><text:span text:style-name="T75">Biología y Geología, Física y Química, Geografía e Historia, Lengua Castellana y Literatura, Primera Lengua Extranjera </text:span><text:span text:style-name="T76">(Inglés), </text:span><text:span text:style-name="T77">Matemáticas</text:span><text:span text:style-name="T76">. </text:span><text:span text:style-name="T79">Materias </text:span><text:span text:style-name="T80">Específicas:</text:span><text:span text:style-name="T75"> Educación Física, Música, Educación Plástica, Visual y Audiovisual, </text:span><text:span text:style-name="T77">Religión/Valores Éticos + 1 de abajo</text:span><text:span text:style-name="T75">. </text:span><text:span text:style-name="T78">Materias </text:span><text:span text:style-name="T80">LCA:</text:span><text:span text:style-name="T75"> Valenciano: Lengua y Literatura, Tutoría </text:span><text:span text:style-name="T77">+ 1 de abajo</text:span><text:span text:style-name="T75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F1" table:number-columns-spanned="6" office:value-type="string">
            <text:p text:style-name="P22"><text:span text:style-name="T14">GRUPO PLURILINGÜE</text:span><text:span text:style-name="T27"> (</text:span><text:span text:style-name="T29">Matemáticas </text:span><text:span text:style-name="T30">Académicas </text:span><text:span text:style-name="T27">en Valenciano y Geografía e Historia en Inglés): <text:s text:c="2"/></text:span><text:span text:style-name="T19"><text:s text:c="2"/></text:span><text:span text:style-name="T16"><draw:control text:anchor-type="as-char" draw:z-index="48" draw:style-name="gr2" draw:text-style-name="P47" svg:width="0.5cm" svg:height="0.5cm" draw:control="control47"/></text:span><text:span text:style-name="T16"><text:s/></text:span><text:span text:style-name="T19">SÍ <text:s text:c="3"/></text:span><text:span text:style-name="T16"><draw:control text:anchor-type="as-char" draw:z-index="49" draw:style-name="gr2" draw:text-style-name="P47" svg:width="0.5cm" svg:height="0.5cm" draw:control="control48"/></text:span><text:span text:style-name="T16"><text:s/></text:span><text:span text:style-name="T19">N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3" office:value-type="string">
            <text:p text:style-name="P14"><text:span text:style-name="T27"><text:s text:c="6"/></text:span><text:span text:style-name="T83">Materia </text:span><text:span text:style-name="T84">Específica</text:span><text:span text:style-name="T27"> <text:s/></text:span><text:span text:style-name="T66">*</text:span><text:span text:style-name="T27"> (ENUMERA POR ORDEN DE PREFERENCIA): <text:s/></text:span></text:p>
            <text:p text:style-name="P15"><text:span text:style-name="T27"><text:s text:c="4"/></text:span><text:span text:style-name="T27"><draw:control text:anchor-type="as-char" svg:y="-0.355cm" draw:z-index="1" draw:style-name="gr1" draw:text-style-name="P46" svg:width="0.5cm" svg:height="0.5cm" draw:control="control1"/></text:span><text:span text:style-name="T86"><text:s text:c="2"/></text:span>T<text:span text:style-name="T94">ecnología <text:s text:c="6"/></text:span><text:span text:style-name="T28"><text:s text:c="7"/></text:span><text:span text:style-name="T17"><text:s text:c="3"/></text:span><text:span text:style-name="T87"><text:s text:c="4"/></text:span><text:span text:style-name="T87"><draw:control text:anchor-type="as-char" svg:y="-0.355cm" draw:z-index="2" draw:style-name="gr1" draw:text-style-name="P46" svg:width="0.5cm" svg:height="0.5cm" draw:control="control2"/></text:span><text:span text:style-name="T87"><text:s text:c="2"/>Iniciación Act. Empren. y Empresarial</text:span><text:span text:style-name="T17"> </text:span></text:p>
            <text:p text:style-name="P16"><text:span text:style-name="T15"><text:s text:c="4"/></text:span><text:span text:style-name="T15"><draw:control text:anchor-type="as-char" svg:y="-0.355cm" draw:z-index="3" draw:style-name="gr1" draw:text-style-name="P46" svg:width="0.5cm" svg:height="0.5cm" draw:control="control3"/></text:span><text:span text:style-name="T18"><text:s text:c="2"/></text:span><text:span text:style-name="T17">Cultura Clásica <text:s text:c="2"/></text:span><text:span text:style-name="T87"><text:s/></text:span></text:p>
          </table:table-cell>
          <table:covered-table-cell/>
          <table:covered-table-cell/>
          <table:table-cell table:style-name="Tabla1.D4" table:number-columns-spanned="3" office:value-type="string">
            <text:p text:style-name="P41">MATEMÁTICAS APLICADAS A LAS ENSEÑANZAS <text:span text:style-name="T36">ACADÉMICAS</text:span><text:span text:style-name="T27"> <text:s text:c="11"/></text:span><text:span text:style-name="T86"><draw:control text:anchor-type="as-char" draw:z-index="4" draw:style-name="gr2" draw:text-style-name="P47" svg:width="0.5cm" svg:height="0.5cm" draw:control="control4"/></text:span><text:span text:style-name="T86"><text:s/></text:span></text:p>
            <text:p text:style-name="P42"><text:span text:style-name="T74">MATEMÁTICAS APLICADAS A LAS ENSEÑANZAS </text:span><text:span text:style-name="T85">APLICADAS</text:span><text:span text:style-name="T81"> <text:s text:c="15"/></text:span><text:span text:style-name="T86"><draw:control text:anchor-type="as-char" draw:z-index="5" draw:style-name="gr2" draw:text-style-name="P47" svg:width="0.5cm" svg:height="0.5cm" draw:control="control5"/></text:span><text:span text:style-name="T86"><text:s/></text:span><text:span text:style-name="T81"><text:s/></text:span></text:p>
          </table:table-cell>
          <table:covered-table-cell/>
          <table:covered-table-cell/>
        </table:table-row>
        <table:table-row table:style-name="Tabla1.5">
          <table:table-cell table:style-name="Tabla1.A6" table:number-rows-spanned="2" table:number-columns-spanned="3" office:value-type="string">
            <text:p text:style-name="P35"><text:span text:style-name="T82">Materia </text:span><text:span text:style-name="T84">LCA</text:span><text:span text:style-name="T66">*</text:span><text:span text:style-name="T27"> (ENUMER</text:span><text:span text:style-name="T31">E</text:span><text:span text:style-name="T27"> POR ORDEN DE PREFERENCIA):</text:span></text:p>
            <text:p text:style-name="P45"><text:s/><text:span text:style-name="T41"><text:s text:c="2"/></text:span><text:span text:style-name="T10"><draw:control text:anchor-type="as-char" svg:y="-0.355cm" draw:z-index="56" draw:style-name="gr1" draw:text-style-name="P46" svg:width="0.5cm" svg:height="0.5cm" draw:control="control55"/></text:span><text:span text:style-name="T93"><text:s/></text:span>Alemán 2º Idioma <text:s text:c="14"/><text:span text:style-name="T41"><text:s/></text:span><text:span text:style-name="T10"><draw:control text:anchor-type="as-char" svg:y="-0.355cm" draw:z-index="58" draw:style-name="gr1" draw:text-style-name="P46" svg:width="0.5cm" svg:height="0.5cm" draw:control="control57"/></text:span><text:span text:style-name="T93"><text:s/></text:span>Informática</text:p>
            <text:p text:style-name="P37"><text:span text:style-name="T49"><text:s text:c="3"/></text:span><text:span text:style-name="T11"><draw:control text:anchor-type="as-char" svg:y="-0.355cm" draw:z-index="57" draw:style-name="gr1" draw:text-style-name="P46" svg:width="0.5cm" svg:height="0.5cm" draw:control="control56"/></text:span><text:span text:style-name="T72"><text:s/></text:span><text:span text:style-name="T68">Francés 2º Idioma <text:s text:c="14"/></text:span><text:span text:style-name="T49"><text:s/></text:span><text:span text:style-name="T11"><draw:control text:anchor-type="as-char" svg:y="-0.355cm" draw:z-index="6" draw:style-name="gr1" draw:text-style-name="P46" svg:width="0.5cm" svg:height="0.5cm" draw:control="control6"/></text:span><text:span text:style-name="T72"><text:s/></text:span><text:span text:style-name="T73">Competencia comunicativa oral en Inglés</text:span></text:p>
            <text:p text:style-name="P38"><text:s text:c="3"/></text:p>
          </table:table-cell>
          <table:covered-table-cell/>
          <table:covered-table-cell/>
          <table:table-cell table:style-name="Tabla1.D5" table:number-columns-spanned="3" office:value-type="string">
            <text:p text:style-name="P43"><text:span text:style-name="T26">ELIJA UNA OPCIÓN</text:span><text:span text:style-name="T12"> <text:s text:c="6"/></text:span><text:span text:style-name="T12"><draw:control text:anchor-type="as-char" draw:z-index="50" draw:style-name="gr2" draw:text-style-name="P47" svg:width="0.5cm" svg:height="0.5cm" draw:control="control49"/></text:span><text:span text:style-name="T12"><text:s/></text:span><text:span text:style-name="T13">Religión Católica</text:span><text:span text:style-name="T12"> <text:s text:c="11"/></text:span><text:span text:style-name="T12"><draw:control text:anchor-type="as-char" draw:z-index="51" draw:style-name="gr2" draw:text-style-name="P47" svg:width="0.5cm" svg:height="0.5cm" draw:control="control50"/></text:span><text:span text:style-name="T12"><text:s/></text:span><text:span text:style-name="T13">Valores Éticos</text:span></text:p>
          </table:table-cell>
          <table:covered-table-cell/>
          <table:covered-table-cell/>
        </table:table-row>
        <table:table-row table:style-name="Tabla1.6">
          <table:covered-table-cell/>
          <table:covered-table-cell/>
          <table:covered-table-cell/>
          <table:table-cell table:style-name="Tabla1.D6" table:number-columns-spanned="3" office:value-type="string">
            <text:p text:style-name="P44"><text:span text:style-name="T95">¿EL ALUMNO PADECE ENFERMEDAD CRÓNICA?</text:span><text:span text:style-name="T12"> <text:s text:c="9"/></text:span><text:span text:style-name="T12"><draw:control text:anchor-type="as-char" draw:z-index="52" draw:style-name="gr2" draw:text-style-name="P47" svg:width="0.5cm" svg:height="0.5cm" draw:control="control51"/></text:span><text:span text:style-name="T12"><text:s/></text:span><text:span text:style-name="T13">SÍ <text:s text:c="10"/></text:span><text:span text:style-name="T12"><draw:control text:anchor-type="as-char" draw:z-index="53" draw:style-name="gr2" draw:text-style-name="P47" svg:width="0.5cm" svg:height="0.5cm" draw:control="control52"/></text:span><text:span text:style-name="T12"><text:s/></text:span><text:span text:style-name="T13">NO</text:span></text:p>
            <text:p text:style-name="P44"><text:span text:style-name="T26">PERTENECE AL APA</text:span><text:span text:style-name="T12"> <text:s text:c="58"/></text:span><text:span text:style-name="T12"><draw:control text:anchor-type="as-char" draw:z-index="54" draw:style-name="gr2" draw:text-style-name="P47" svg:width="0.5cm" svg:height="0.5cm" draw:control="control53"/></text:span><text:span text:style-name="T12"><text:s/></text:span><text:span text:style-name="T13">SÍ <text:s text:c="10"/></text:span><text:span text:style-name="T12"><draw:control text:anchor-type="as-char" draw:z-index="55" draw:style-name="gr2" draw:text-style-name="P47" svg:width="0.5cm" svg:height="0.5cm" draw:control="control54"/></text:span><text:span text:style-name="T12"><text:s/></text:span><text:span text:style-name="T13">NO</text:span></text:p>
          </table:table-cell>
          <table:covered-table-cell/>
          <table:covered-table-cell/>
        </table:table-row>
        <table:table-row table:style-name="Tabla1.7">
          <table:table-cell table:style-name="Tabla1.A7" table:number-columns-spanned="6" office:value-type="string">
            <text:p text:style-name="P33"><text:span text:style-name="T64">(*Si,</text:span><text:span text:style-name="T56"> </text:span><text:span text:style-name="T64">en</text:span><text:span text:style-name="T56"> </text:span><text:span text:style-name="T64">función</text:span><text:span text:style-name="T56"> </text:span><text:span text:style-name="T64">de</text:span><text:span text:style-name="T56"> </text:span><text:span text:style-name="T64">los</text:span><text:span text:style-name="T56"> </text:span><text:span text:style-name="T64">datos</text:span><text:span text:style-name="T56"> </text:span><text:span text:style-name="T64">de</text:span><text:span text:style-name="T56"> </text:span><text:span text:style-name="T64">los</text:span><text:span text:style-name="T56"> </text:span><text:span text:style-name="T64">que dispone</text:span><text:span text:style-name="T57"> </text:span><text:span text:style-name="T64">el</text:span><text:span text:style-name="T58"> </text:span><text:span text:style-name="T64">Centro,</text:span><text:span text:style-name="T58"> </text:span><text:span text:style-name="T64">se</text:span><text:span text:style-name="T58"> </text:span><text:span text:style-name="T64">estima</text:span><text:span text:style-name="T57"> </text:span><text:span text:style-name="T64">conveniente para</text:span><text:span text:style-name="T59"> </text:span><text:span text:style-name="T64">el</text:span><text:span text:style-name="T60"> </text:span><text:span text:style-name="T64">alumno,</text:span><text:span text:style-name="T60"> </text:span><text:span text:style-name="T64">la</text:span><text:span text:style-name="T60"> </text:span><text:span text:style-name="T64">optativa</text:span><text:span text:style-name="T59"> </text:span><text:span text:style-name="T64">elegida</text:span><text:span text:style-name="T60"> </text:span><text:span text:style-name="T64">será cambiada por otra. De igual forma, la</text:span><text:span text:style-name="T61"> materia</text:span><text:span text:style-name="T62"> </text:span><text:span text:style-name="T61">concedida dependerá </text:span><text:span text:style-name="T64">de</text:span><text:span text:style-name="T61"> </text:span><text:span text:style-name="T64">la</text:span><text:span text:style-name="T61"> disponibilidad </text:span><text:span text:style-name="T64">y del</text:span><text:span text:style-name="T61"> número</text:span><text:span text:style-name="T63"> </text:span><text:span text:style-name="T64">de</text:span><text:span text:style-name="T61"> matriculados en</text:span><text:span text:style-name="T62"> </text:span><text:span text:style-name="T61">cada </text:span><text:span text:style-name="T64">una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9"><text:span text:style-name="T65">(1)</text:span><text:span text:style-name="T88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89">matrícula</text:span><text:span text:style-name="T88"> del alumnado </text:span><text:span text:style-name="T90">en el </text:span><text:span text:style-name="T89">IES NÚM. 1 - LIBERTAS</text:span><text:span text:style-name="T88">.- Se pueden ejercer los derechos de acceso, rectificación, cancelación y oposición </text:span><text:span text:style-name="T89">ante el IES NÚM. 1 - LIBERTAS Polígono Aguas Nuevas, sector 25 S/N, 03183 Torrevieja </text:span><text:span text:style-name="T88">(dirección de correo electrónico: </text:span><text:span text:style-name="T89">03008630</text:span><text:span text:style-name="T88">@gva.es Tfn.: 96</text:span><text:span text:style-name="T89">5</text:span><text:span text:style-name="T88"> </text:span><text:span text:style-name="T89">290</text:span><text:span text:style-name="T88"> </text:span><text:span text:style-name="T89">100</text:span><text:span text:style-name="T88">).</text:span></text:p>
      <text:p text:style-name="P8"><text:span text:style-name="T91">Con la firma de la solicitud autorizo y presto mi consentimiento expreso para el uso de mis datos, según todo lo anteriormente expuesto y de </text:span><text:span text:style-name="T71">forma confidencial, con las medidas de seguridad que establece la normativa vigente en materia de protección de datos.</text:span></text:p>
      <text:p text:style-name="P10"/>
      <text:p text:style-name="P25">Firma padre/tutor <text:tab/><text:tab/><text:tab/><text:tab/><text:tab/><text:tab/>Firma madre/tutora</text:p>
      <text:p text:style-name="P25"/>
      <text:p text:style-name="P7"><text:span text:style-name="T67">(</text:span><text:span text:style-name="T22">es obligatoria la firma de ambos</text:span><text:span text:style-name="T67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, sans-serif"/>
    <style:font-face style:name="Lucida Sans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3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3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19.373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M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6" style:family="paragraph" style:parent-style-name="Header">
      <style:text-properties fo:language="es" fo:country="ES"/>
    </style:style>
    <style:style style:name="MT1" style:family="text">
      <style:text-properties style:font-name="Times New Roman" fo:letter-spacing="normal" fo:font-weight="bold" style:font-weight-asian="bold"/>
    </style:style>
    <style:style style:name="MT2" style:family="text">
      <style:text-properties style:font-name="Times New Roman" fo:font-weight="bold" style:font-weight-asian="bold"/>
    </style:style>
    <style:style style:name="MT3" style:family="text">
      <style:text-properties style:font-name="Arial1" fo:letter-spacing="normal" fo:font-weight="bold" style:font-weight-asian="bold"/>
    </style:style>
    <style:style style:name="MT4" style:family="text">
      <style:text-properties style:font-name="Arial1" fo:font-weight="bold" style:font-weight-asian="bold"/>
    </style:style>
    <style:style style:name="MT5" style:family="text">
      <style:text-properties fo:color="#800000" style:font-name="Arial1" fo:font-size="20pt" fo:letter-spacing="normal" fo:font-weight="bold" officeooo:rsid="0057717f" style:font-size-asian="20pt" style:font-weight-asian="bold" style:font-size-complex="20pt"/>
    </style:style>
    <style:style style:name="MT6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MT7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26cm" svg:y="1.374cm" svg:width="3.374cm" svg:height="1.877cm" draw:z-index="7"><draw:image xlink:href="Pictures/100002010000066100000391F0B4069685737080.png" xlink:type="simple" xlink:show="embed" xlink:actuate="onLoad" loext:mime-type="image/png"/></draw:frame><draw:frame draw:style-name="Mfr2" draw:name="Imagen2" text:anchor-type="char" svg:x="2.889cm" svg:y="0.074cm" svg:width="14.933cm" svg:height="1.035cm" draw:z-index="0"><draw:image xlink:href="Pictures/1000020100001B75000001E898D216BBE4D28DB4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3"><text:span text:style-name="MT1">SOLICITUD</text:span><text:span text:style-name="MT2"> </text:span><text:span text:style-name="MT1">DE</text:span><text:span text:style-name="MT2"> MATRÍCULA</text:span></text:p>
              <text:p text:style-name="MP4"><text:span text:style-name="MT3">CURSO</text:span><text:span text:style-name="MT4"> </text:span><text:span text:style-name="MT3">20 <text:s text:c="3"/>/ </text:span><text:span text:style-name="MT4">20 </text:span></text:p>
              <text:p text:style-name="MP5"><text:span text:style-name="MT5">3</text:span><text:span text:style-name="MT6">º E</text:span><text:span text:style-name="MT7">SO</text:span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4</meta:editing-cycles>
    <meta:print-date>2016-01-26T16:44:00</meta:print-date>
    <meta:creation-date>2015-05-11T09:29:00</meta:creation-date>
    <dc:date>2020-06-01T10:19:40.901741831</dc:date>
    <dc:language>en-GB</dc:language>
    <meta:editing-duration>PT3H33M48S</meta:editing-duration>
    <meta:generator>LibreOffice/6.4.4.2$MacOSX_X86_64 LibreOffice_project/3d775be2011f3886db32dfd395a6a6d1ca2630ff</meta:generator>
    <dc:creator>J M</dc:creator>
    <meta:document-statistic meta:table-count="4" meta:image-count="2" meta:object-count="0" meta:page-count="1" meta:paragraph-count="74" meta:word-count="472" meta:character-count="3321" meta:non-whitespace-character-count="2641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